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38mm"/>
    </style:style>
    <style:style style:name="co2" style:family="table-column">
      <style:table-column-properties fo:break-before="auto" style:column-width="97.98mm"/>
    </style:style>
    <style:style style:name="ro1" style:family="table-row">
      <style:table-row-properties style:row-height="1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0"/>
  </office:automatic-styles>
  <office:body>
    <office:spreadsheet>
      <table:table table:name="a446378" table:style-name="ta1"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weet ID</text:p>
          </table:table-cell>
          <table:table-cell table:style-name="ce1" office:value-type="string" calcext:value-type="string">
            <text:p>_golden</text:p>
          </table:table-cell>
          <table:table-cell table:style-name="ce1" office:value-type="string" calcext:value-type="string">
            <text:p>is_the_tweet_text_in_the_english_language</text:p>
          </table:table-cell>
          <table:table-cell table:style-name="ce1" office:value-type="string" calcext:value-type="string">
            <text:p>the_text_is_about_the_drugs_of_interest</text:p>
          </table:table-cell>
          <table:table-cell table:style-name="ce1" office:value-type="string" calcext:value-type="string">
            <text:p>genre_in_which_the_drug_is_mentioned_</text:p>
          </table:table-cell>
          <table:table-cell table:style-name="ce1" office:value-type="string" calcext:value-type="string">
            <text:p>sentiment_of_the_author_about_the_drug</text:p>
          </table:table-cell>
          <table:table-cell table:style-name="ce1" office:value-type="string" calcext:value-type="string">
            <text:p>theme_on_the_drug_uss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48023107638886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20670254576025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79403285362278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074178303662489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44406777889177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578571792436428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43408952130355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628594810573619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42526890418585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596035264125337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37244583541145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088074432984269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35111363463577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30467009804288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2481937821081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2428837848473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23594224109977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18602582918348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18327855169126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17806081653964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1752674226585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1671430599884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1146681184665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0970394629447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08657468705587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08246006222438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08148699629977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03195643937177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99663622217318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99053770836377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98936329904947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98391069965926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93972371958579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9367457553612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91462500024729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88019814464716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85764957891379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85219276004147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83188815536947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78883360802406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77531956893286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7535678999961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72960586641408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68133782016409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67135118233190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67109952411238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65612163935027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64913811062374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63382051239936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61645611062067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61193046079078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5797307763957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0272755764428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45621270953574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45368774271385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44023244901990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4202256105676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40898905754828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4029324993781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400831153061889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3919350091079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37515359042764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361887027847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3364192223354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3289533654138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3194826102005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304638955757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2894346037616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2739660232089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2737982384496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233067364884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1978436166901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196757275148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178512040173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13078928280780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1291409129594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1270856872099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1073892440145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1000156576071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0947433964830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088393258004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08784378319257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067484614795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2664348227665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0637223367024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0635461926912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04262501272780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0072544219586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980905825198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9719971025223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961775571079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9603243754536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95431809857945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9491633325056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93883272822374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9387153170595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9345419845877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9069350630563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8801670233374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8742782205050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8705159214448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7907947978997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7748606411939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7626006738083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7598450286837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7449720141168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7010576596213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69318915368960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68869702476595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685991719661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684628562452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6661652362485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65546978201600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631780344655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6180691606814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6134973777018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6019168749854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5707196376473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5054353126809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3956577814855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3830245546065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3705926207856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36558464698368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3504851567616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3402845926522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3390598517145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311142555885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294981910958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2914712701419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2294752752926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1955601247682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1810436344053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1514695927316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1023836865576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0925186541936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0828675690823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0560953392291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49291295628328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918371156303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8984775850065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894459437580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8929536656875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8469840938434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842533937291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7019031268720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4647159062659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6138311398768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604813386252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603483796099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599184634507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595514614284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5780159864094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5776972151152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45678154180976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556004258021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5481021935042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45393025479065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5233054850088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449901628313190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485284115075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3766348474736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354056925827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3435040527769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5584142342348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35474754768281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3541494390923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527191839461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5029403527577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34402942407843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43641453055590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318588873585459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31519442126192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14488943103590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108436734988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310676738101657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308720094029004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30649292111994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0601980153036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28935373416898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8521102094581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84079396889805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829066690691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8227123452968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8192017212456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7851817173278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756811436675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27265495291248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7045294163435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68861205362688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26771070903418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6750308888944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6699096562769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6618397944135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26334527491440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6129426151628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529413030023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4998515796377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4819083680931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4813085952040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24538736359751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4203946804674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24198242593259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4131007942041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23905857787166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3877965749370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359740871303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34852109549977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3298606328094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229701087743180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2964949528903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28589597183180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812967224332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8099682801745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7872519213301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77494166006169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7557778641059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7267239370997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6960845295902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6773150150082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6720511928401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613683245797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61077659310489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5980510580121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597023461900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59642368063488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595878416916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5903964573859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5645176017264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5404423093575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4749063219159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4492120156323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433202340483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4222468352040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41270898789580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41004976142336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3520635170201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342915731587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342525699084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30858956026265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3050160216145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290969276555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2883520308592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2821444944896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275429380235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275425185931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2663864859770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158592873189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0962026011934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059011711823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0555849360711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0506230954147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03076304501555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0291063033200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02305394363187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0090030294138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0070190942617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9970828216401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9927920360611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97667752008089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676315022061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6686017053696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66773764521574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63685499322368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63293334415360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62519482810777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69871958351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690415029411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664703987834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652708110663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648891377827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59415550087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5879060719616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558157279883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5580817907793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529647273246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52159437742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5514757494046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54341011538739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40226630283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3799944646656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379113576857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379029774704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377729456496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345139714457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5313347057786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061856422297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3304778842357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26682090306765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2578744777768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181433266405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0281147073536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9880171359682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93523604376780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86900797943808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86095072142950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76961552399155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619111317733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61805016302387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606033490448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5999517328670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29150674216181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8016926847385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7730085116190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44146314129408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0818753053941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3970999669022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3876749123919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01280153071943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4338584089026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3865219448012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4371723473346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380083700752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56643429584322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71244406499737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46192678385909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7577953159659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3810819283066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3237961116917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18115311751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40398708783472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35930928368435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355521835532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179325937745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8698463812730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24751522250752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3589485944995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34459988888780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1673737467248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3406852384194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3584452570480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1642070681722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3548094681731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0954665947545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6954341871861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191415509811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06423580297216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91551716476272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0089339298938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52256624855121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1233964650659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39656753852866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085123457871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1122396164464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8438461034864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89200784672276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0743776300277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8363257122160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76350863279513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0425177094266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8077541427240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7138422047662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19938481154416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7847739645214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8803617224867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93789919734169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7739480440995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7611428172226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724534919307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7413265310035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6535756926402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7487696287825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69767881596928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739491832557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27910173536542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89904487508336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7371094804561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67814595482419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57083723499683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7350752346234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6556620669460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55719903359262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7340727875747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6543768214568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8277507810222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6064778655866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36536600457461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6882332223856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997669582356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1372459352403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20683767325736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139609904148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6359260530114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987980781977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1063239033856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6321386090823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965080133877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28460267197808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1060218883358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962983023738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9320940700172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99158796718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959375712624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78547462478888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0490338840739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56137757454786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0078626085969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9500226664448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0037018548428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5945450749009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72667037537443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9492220359802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936978045255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54863097819381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7826830097653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936684528066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70622923644928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928925065379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947422077460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5758912396328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1757211492515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550926725455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3744513804779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445657526394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913406266490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06964364829777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3395464161239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91130924032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3938476201246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909589366128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1666739489054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3931849242787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12305326778818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9009857746083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3741092129177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90531138568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8255134516592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3721924495278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904640087285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487319256322457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5903088236789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15927828531118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898684175728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806843081577267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465975875609805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897425842339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43438343336304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6580936257986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3586574221557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895790147911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34095195757731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6479224469708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30739165145497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6468235351408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3526302072872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89314765230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626325971472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6067091949076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2696333029662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55345415475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8313235275366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3550761207275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4752716352716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160283628556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4683342774353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2786835259555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4256698087669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2616756148346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2644407588085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2439504651632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254810624237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22806663591526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2271072505200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20854634511155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084198916235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0750637263380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157862388137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0569024109731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150975349379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0372562742722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9907708030320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031216505868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04806391062937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98639196642918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0242707090636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011528426119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007135867019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9842025229557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99948549428838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9722445622722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9391294387609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9176473322577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83202786933964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9170684889538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8680035417128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4640154588446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9284854054215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7449887997009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9149419726110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6937805212139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2810473312542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8975607936245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6052849136967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8208063743221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5983181747486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8177403254906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5965355829493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7577240128020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7364463253749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826916152332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7303478115491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6470531200163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8073706872872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373004349775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6191484197068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3729414603857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6320193989959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36561818044825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5798016580648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34774628044390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3407040188743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4248389024808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568328917929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31172977522688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41100610047590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537223963660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243811406356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3557670958407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3556328781168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5272247261552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181110747471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9665985908121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4612776969461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14313972593869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666986868965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0234384631234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430535869849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009702117507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4956747457536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4308601660661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4905553371668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734174114439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343232771072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7059674368040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2982866052341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46516805349621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220415131987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27809986252390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6492730212556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252313243787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6284524961955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8540133132574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5848191223111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2460972978544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5562811072552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238748881428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5229028402216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5151014263930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5757841574379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173370082324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1268951949516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4646732926320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0820348890439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399175049744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042499396333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5620590969856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9290560644136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5383151126814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8318236755353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4457132899368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14215055054438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11875049914777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714391577325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1135453721026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6972117039185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080682991845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6865623702650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30569809883463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6600501830778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0420031413329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49983612952576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9142901152972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0297390048296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4851099449589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0110575790120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4530193082736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9061196194816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414482055700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374413856997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84333992400896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3242248405237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23782217391718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7913053927587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2098084049182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176220405899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7195953898577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1529713997987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6930370443345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0997960262656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6753370688880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0992717382615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64255439302246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5471171914096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79384285726883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5651730065694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5621824678420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4656763948400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4394410400931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6382287241740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23264171176263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5906921603600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3560377349447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079188526092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278906909097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956700939272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8569504362741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1633154425896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5106890101923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393298919936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7102678877634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198207228805120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91663220659445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46563874331934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5069530186260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33803918792089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3929840485498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04410260772208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99956532398202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20414803931422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91966592615997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60857565970677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52668847723806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10391901066362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036953297141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38321107237068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84577227128995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8519093085634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5589269291147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50422022229483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40094135999651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19485033400360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54519769540935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08138913183989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12042527462768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3596896427130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02621007715532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57501391956377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3847143297671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07798026619043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4398166659502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32010452058357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77201594253393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2990851846791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729453821166387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79873240114339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75005194371072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7413265310035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5100682158604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012823988346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1258131175669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1967943901323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47589722117365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95201774680227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63087727989923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5706365694382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7148368273539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566925028992204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353747102616780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56648085513216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17724241759723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278906909097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8519093085634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97151664498933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28923503836774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446789988433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335351652876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1480550245498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65174487007477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3587719786905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341238894931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3279513566371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02091879244595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16577303360717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396744117468774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4914055784857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10778783835176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81965634726174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49180773582356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415247847876608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8890772776919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91744126941470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78133233141800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740884139265638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7133229478313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1765663423815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356071534664909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810002321743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821875080437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8238711280926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2579672479825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738443455765299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5893363654791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3367188889935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82836875846656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81017931989237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23061348607057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66247396558110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42697554045296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243034341468160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60994291263774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43913425227038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9898182476300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97349275649556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69149830849536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55794663429365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62145182110965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45672046353653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41538105353175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91040110921113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68560687966576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135694481452646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62033763698073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53895994492354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08691395504660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0237888414035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84441775270420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77314856108236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47347518424596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37941540381818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88555069854965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11160238085529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11052276910161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04309202499665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12095066277314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09230943889940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88484036043898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67206499414425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367912525096960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9129538935070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3599265224826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484373283340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8177372497960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5175365558558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445690565648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0632547699015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2788914506178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3163364439285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88871726086430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35391817983057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9860559922421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78133233141800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95847425331200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6991278414888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2421332380917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9897368173895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2579672479825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65173043413237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60755057222696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9915553522003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89358480188538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86803142083993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6305846034563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61574012316016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790656841334374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59812111160442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67862278928629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65080532713512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77314856108236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47738782852177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47595966465433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633499763027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2411335889743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4044236767477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7857638283345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7254203641036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609464635727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0092597375303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096155558236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92723942735912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86308545052835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8237403713003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771374515208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53059065082101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7163803205632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7611013043568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6022797806837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02417415947755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95859286309150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24281716081991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22452454530211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207931038978048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930270209654374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81322480234905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69861586455756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622521545615360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57541573640478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539923533020774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48088157558005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47177070926970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42625831656529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31547416585461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28182326192496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36354022278594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30311959971880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12676421391687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12105241114746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08403851720867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87316694717767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87285992621998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66331920759070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44203360183296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4379076620525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4346369442131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36773360362536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332916686539980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30540666519756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46855477866823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31710475310243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17931054376017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14645152694517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00520246520176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0049067701268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99799245914316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88725360397598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60127169704304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59721119008276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55957570196643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82902901030952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82515472960716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75135930784972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46998819762421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46187892943257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313769247991808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8386260176240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30339912704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441122248908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269449779159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1938184485109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1565394577817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569118984693760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56423303912570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55671852240117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49662253552926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47540523057152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44810324460953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30796777519185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30260871423057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2687036350599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18915194923253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14831201328291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0980252430766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04309202499665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99013935726632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97284917537054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907668855704780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87940679397621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67424049407221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59412299411701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555967410629017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5434566410772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32372292696268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99860229126348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91523923971317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91123829228953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55672626587975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40640618497556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22951980531712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184126112255590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07524617136619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60795750401474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5456104350220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19054849599938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18229410740551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17225168366100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09014399149015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08540526473666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976680936716288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88006933837946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80650208634019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68369999343902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45014395174912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37319524847001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368879311330918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60044643332423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1580352353402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3944012598681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1999873152245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5132307793920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0774698164563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2195941460213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54672259081175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08609171625369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67571730850816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7590829672980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1525237236776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arketing (The writer is trying to sell some product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341238894931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9762799377448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689673867694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920483103244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914810125680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98060229844090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4856587184578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480147415568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72590668620185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0936111848734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0331527127379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97787891675545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4954446932418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5251511951695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65658300015861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4796569474060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911950401227980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317821461524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9730531057799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43442969820364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17454225473126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4737939299532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8322296425963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5076645868367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293813895692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98767155329269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945657208028364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09496501258199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08577361395793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81342738639093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79344824081489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74184907204894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69818720626933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34996494013808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33641440346193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22942861109534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06263959679344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89824636767723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7904565289099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6816130818179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66048092165529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602616722262835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58908505911623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58194090279157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46429906294087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2730178273411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27981738928537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24176414975057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2201899057491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20835232072990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2071825331200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13083529345228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11557976926617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11120721028218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94937292645621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93441310028062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90730447424757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90551728383098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84602988878888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78444114828492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6893197836423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68289620874567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665997776102195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61774440699002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56490792231976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55794663429365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45666593842216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730864678954598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581044981451980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5300409844244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47017400780840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6387045384273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84530760954019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1601717460049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0389773235445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55718870555729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55526058442915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5100682158604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18886338321530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165238124977766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04833741948231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94371679933603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93369870465269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61056424846336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588306754437529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57260998947225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5693644391337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56739059883294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40193369254215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3963309420969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00018941380034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9982701007077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99527453130915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41212637718937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39749538906193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161146008464998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15178935468277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1377061384617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1036290987020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1025180258955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05948824256512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00895316998225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95956733585694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7084023476871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6026228392468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60100845247528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56140079884697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47383799154032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43706359529472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42891112493219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3417824297709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3780158711070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9854628257792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2664348227665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13261556203929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77004579289907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12564041771417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01668919798169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81013730678128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9178881729658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82430065102438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02965466791116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82040413005004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80956604429926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6772399725772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612641373881139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6444027497922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62457209305088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5665355169792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442847732566835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5652898087157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48782940244377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51222323243417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48537989955174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46144303595929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44556340940390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4073155470458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40100730543718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35933688262656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988683461441945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33628497524326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3208457464340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39876367568076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24631297691238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23652766567628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08371660063129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03762957991526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00701115650048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128508956724428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8767948070993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74367176727347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6845237090467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316643534873804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36629881988096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59613712827596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074993501053747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545792888963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0711670375149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5282062016593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5164369762508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84535284130856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3758187445452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3490381218897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31287126550896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2771393417625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061406560328909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955419431747174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1560288137666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1442763865292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9367967421685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9300313424035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8930291757506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8406423397539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8043238656163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7685967757557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6354276111728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45096781829283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3090636579155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358087643566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43576682048020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5400096408657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32254494195793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11535518236794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31157641631129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0965878010306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88759919830138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0794582760734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0166989094952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0092959629475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9329847750000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797563290132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745260340244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720232903086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7180686548131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5011644135751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97349275649556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4033322518036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2932443630878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2472748122398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73871545221120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6845040562585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23619420211240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22842299524177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06902727808327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52949633806786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6461471503728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6364121540116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5937603017809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56444712226160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4871746485329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4865413002526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36468752265543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439623819911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33309854025236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4216428386508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3901813643632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27395214296596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3878954602659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253719675310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1547886226800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11239604840775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050740552716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9946878740520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9756163527802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666252878356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6636272272916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655549018755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6011027627048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882472083906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5803744871997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722207769722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5430535869849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49038573260390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4357003844935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3380108416409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2965249849507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2932660275200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28417276386918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2726300518481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2493306931363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01586330424729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144049447436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0806315793612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9066518578298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8950084363632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8416695017553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757955367260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7568019378626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7361953139179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7342198177054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664518886412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6526951140597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6272440983633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6140572066078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1757188548034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1756223941877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1740998576496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1720320909393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1480113119436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1313934753013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0334145296752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8612341519728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8259348769013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8083523755294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7561332907048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87012382232002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6004407136665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5305007154421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5156276882636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4168938014924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3892365399449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3795854464245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3551116867706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3324456721735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3227106715975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3169728972881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830081643409408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81777219918970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1764175381954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106947297804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103231161257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0842015914311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0649706991861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79142987082178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656532249077760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654620065466777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652061121433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64119913152593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589964030865817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58364824496660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48229390297620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47877614104821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47364021496299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47246916486430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46949833976299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464890477805977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46462623958999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45065794730065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44790690289008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41241092924661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40079102692597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9892498023956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963874296745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39595415723048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39350593989099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8770941260103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710966158348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70481730866380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6975234014289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68970102866739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65506445366886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3503708799500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4870196806656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4822171732459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347963351133798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3701285931458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28539529727180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3275521905676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91607423041126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28574420673658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8441041596866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7178933538119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6749227261132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5436452178042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465652105555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2031306307911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2024721166704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19025410910208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14744286494720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21383202537758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1238583019560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0667570389032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0443678231756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8992616903802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8949415530946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8945724459458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82315185002086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8055357816012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7576158625955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7469749217361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1743615280041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154712050109235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14524047407267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41532711013990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4122400898375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2227665883545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1957343116574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06770735117107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7824317939752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7148489568665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6619923252551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5082123717959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04536864407715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4139453936025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3507162482155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3415642768834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99012588426403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95273995430338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9441911272468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926905138396364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9264022413443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92398045063618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91868430591057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91544671971696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9754878820474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921012249100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89002756311080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8722576678092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869812380172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7702312272117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7648708983070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7507067294965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611300634853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5357989853552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47076630601728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3107955472752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2822910489026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2736885188157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267866837422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26050585487769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81912788422082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81814473936158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1221105791262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1153745268981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0652777767075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99521191160217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992800211980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78994014463180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8274900832706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53888782173675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52997492867358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51235297984716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50467824280616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8655674985676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7808467436871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703520563548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645785973166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633299517575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5312814781562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3229797586329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3202115221749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3095076625653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2961278327971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42771234204057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3955760054800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39019974493470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387784667629158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38579195337768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35914595907952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35743384460369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349586303078400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2470047950397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2306812651724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7730994717655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99380344959221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91992917575761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9691251802861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193372441440460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28986853173739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21722662913556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01782732066242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55794663429365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563361753456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2216013783781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074141814475980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694233673743974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180376089108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68259993651363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985079128293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980905825198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575568848178380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7328672485662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4008165669109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6843769209815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2483077086535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22239110001459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64330715209728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51828933518581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47329376754974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2195941460213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315728356163174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30160320151797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14030501687664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894359446253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0039314157797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27844812685312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71000088501534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3799799156203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67301047959715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7706005386567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5389038981349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3058464770334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10798615927889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07067597049036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2358501832785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94991273044295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2185360838000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0214895457300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68247593864683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9535945123880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98908435050741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789426392360550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558964327710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97260367222005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62646141182976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58146644019281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26550422122659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81544184346705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70564225069506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1327129198837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80580752634306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370973860351590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49526042183843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79205734121676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487188396136038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6178687353774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77541180710133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41028296467496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49186661548195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4136247574663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29311969281597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40552849413283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3699712836526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10620598848962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532272005545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3014095114887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30049095723335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26241926192250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473179927858380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7400626877726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14500810837278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0078917621805465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00376701874421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9669842301165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96443115769282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962747983495987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9538954858926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92604069317836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99252085449453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90782147714088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8352345254338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863471326914560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99521191160217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7926135931629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464700652401459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329430571433164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230741089821777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6389547874590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3048491011522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20033045644201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94471810336153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92344040252538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12832986078412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06597607922974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00711657191505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97305966145863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87738675087523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87557145274859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78709680375111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69063578176757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68035260623339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6483987239944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60814137351331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60771607024803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55863348514037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53346808266874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524591257264947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51457903502458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50049498162216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45040240643481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35413180627189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30648325453946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281422286464204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38800559969607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289318661836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228112439758848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2004178707173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92356109198540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89623100544286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875283814504038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647852290902835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58908505911623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43868235126169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43457822437826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3677302469259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ultural reference (The tweet mentions something specific to the popular culture.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34679437809049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33912467589160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329301196492800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529745258750976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4597698076811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42974278660464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33967220535705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33185696038952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2459223814795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20085500274974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165523447502029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16420265823600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100427426635776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0580817338703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995196533581004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952727950224588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93941438836899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93441310028062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892165134379008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87779754812375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84800163151953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8435858691084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82035151958261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81557294945566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78339970301992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76504123189657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6763191193837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65993029677342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59672968649768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55794663429365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540951734755328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52577086959984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52418668307537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47571101166018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80623422678097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789499791423488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62906472866897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55771332659240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53004098442444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47588245513256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461259013816320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996843407441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6133101222297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ews (The writer is reporting on some recent new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8488865659289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47909514917888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8939317551235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84259096051793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71490627875020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70601393484062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7492617470033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72463276454707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64959551455313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63035792024576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59504355744890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58195774756044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566327256371609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5571887055572993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55526058442915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Info/resource (The writer is providing useful information like advices, tips or tricks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53843807036375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48737745191034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43794212709457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386729675672780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310340914074009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304520475056537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30232727433461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29358508608880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293131682245837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16525784114257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15059161666764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13143832577474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04718944099532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997003336182989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99547534997667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99733486024826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8759521219211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830923332046028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56532070980689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56114485864816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5492040979456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41989957639331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417343988223590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36201188931747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234649212439838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322342161666048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00018941380034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98434920783011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541939669913190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53008530642329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50315410028871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49401722635673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41755506821283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232031352036556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22213740959088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18819332674846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Positive about the drug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8173452444081766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13538829726146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0741418144759808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6020309537193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59339739794841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584033196097126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Craving (Possibly related to stress relief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542673166028800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754153021483417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1941652455976961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Humor (The tweet is generally funny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140955464512307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gative about the drug</text:p>
          </table:table-cell>
          <table:table-cell office:value-type="string" calcext:value-type="string">
            <text:p>Disgust (Drug users or usage as repulsiv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411847735345233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ther's Experience (The writer is reporting about some else's experience with the dru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9030696444841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9008223343046656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889816481445888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83406663279616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8106582200770560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6281355338665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62783983585361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office:value-type="string" calcext:value-type="string">
            <text:p>Pleasure (Drug usage as a pleasurable activity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3386309579207065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3789976490409984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26754114929991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17758172088401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1587178373869569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pinion (The writer is giving his opinion,thoughts or point of view on something)</text:p>
          </table:table-cell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11395706144153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either positive nor negative (neutral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0817225806856192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First-hand experience (The writer is taking the drug. He's telling a personal experience.)</text:p>
          </table:table-cell>
          <table:table-cell office:value-type="string" calcext:value-type="string">
            <text:p>Negative about the drug</text:p>
          </table:table-cell>
          <table:table-cell table:number-columns-repeated="1018"/>
        </table:table-row>
        <table:table-row table:style-name="ro1" table:number-rows-repeated="10470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 style:data-style-name="N2" text:time-value="19:03:36.81896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9T19:03:44.615196000</dc:date>
    <meta:editing-duration>PT4H42M12S</meta:editing-duration>
    <meta:editing-cycles>14</meta:editing-cycles>
    <meta:generator>LibreOffice/4.4.5.2$MacOSX_X86_64 LibreOffice_project/a22f674fd25a3b6f45bdebf25400ed2adff0ff99</meta:generator>
    <meta:document-statistic meta:table-count="1" meta:cell-count="9052" meta:object-count="0"/>
  </office:meta>
</office:document-meta>
</file>